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6pt" fo:language="en" fo:country="US" fo:font-weight="bold" officeooo:rsid="00047486" officeooo:paragraph-rsid="00047486" style:font-size-asian="16pt" style:font-weight-asian="bold" style:font-size-complex="16pt" style:font-weight-complex="bold"/>
    </style:style>
    <style:style style:name="P2" style:family="paragraph" style:parent-style-name="Heading_20_1">
      <style:text-properties fo:font-size="16pt" fo:language="en" fo:country="US" fo:font-weight="normal" officeooo:rsid="000900c4" officeooo:paragraph-rsid="000900c4" style:font-size-asian="16pt" style:font-weight-asian="normal" style:font-size-complex="16pt" style:font-weight-complex="normal"/>
    </style:style>
    <style:style style:name="P3" style:family="paragraph" style:parent-style-name="Heading_20_2">
      <style:text-properties fo:font-size="16pt" fo:language="en" fo:country="US" fo:font-weight="normal" officeooo:rsid="00047486" officeooo:paragraph-rsid="00047486" style:font-size-asian="16pt" style:font-weight-asian="normal" style:font-size-complex="16pt" style:font-weight-complex="normal"/>
    </style:style>
    <style:style style:name="P4" style:family="paragraph" style:parent-style-name="Standard">
      <style:text-properties fo:font-size="16pt" fo:language="en" fo:country="US" fo:font-weight="bold" officeooo:rsid="00047486" officeooo:paragraph-rsid="00047486" style:font-size-asian="16pt" style:font-weight-asian="bold" style:font-size-complex="16pt" style:font-weight-complex="bold"/>
    </style:style>
    <style:style style:name="P5" style:family="paragraph" style:parent-style-name="Standard">
      <style:text-properties fo:font-size="16pt" fo:language="en" fo:country="US" fo:font-weight="bold" officeooo:rsid="000900c4" officeooo:paragraph-rsid="000900c4" style:font-size-asian="16pt" style:font-weight-asian="bold" style:font-size-complex="16pt" style:font-weight-complex="bold"/>
    </style:style>
    <style:style style:name="P6" style:family="paragraph" style:parent-style-name="Standard">
      <style:text-properties fo:font-size="16pt" fo:language="en" fo:country="US" fo:font-weight="normal" officeooo:rsid="00047486" officeooo:paragraph-rsid="00047486" style:font-size-asian="16pt" style:font-weight-asian="normal" style:font-size-complex="16pt" style:font-weight-complex="normal"/>
    </style:style>
    <style:style style:name="P7" style:family="paragraph" style:parent-style-name="Standard">
      <style:text-properties fo:font-size="16pt" fo:language="en" fo:country="US" fo:font-weight="normal" officeooo:rsid="000900c4" officeooo:paragraph-rsid="000900c4" style:font-size-asian="16pt" style:font-weight-asian="normal" style:font-size-complex="16pt" style:font-weight-complex="normal"/>
    </style:style>
    <style:style style:name="P8" style:family="paragraph" style:parent-style-name="Text_20_body">
      <style:text-properties officeooo:paragraph-rsid="00047486"/>
    </style:style>
    <style:style style:name="P9" style:family="paragraph" style:parent-style-name="Text_20_body">
      <style:text-properties officeooo:paragraph-rsid="0004d531"/>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trol structures and loops</text:p>
      <text:p text:style-name="P4"/>
      <text:h text:style-name="P1" text:outline-level="1">Introduction to Control Structures</text:h>
      <text:p text:style-name="Text_20_body">Control structures like if-else statements and switch cases are vital tools in programming. They allow developers to make decisions within their code. These structures control the flow of execution based on specific conditions, making programs more dynamic and responsive. This reading explores the purpose, syntax, and practical applications of if-else statements and switch cases, helping you understand how to use them effectively.</text:p>
      <text:h text:style-name="Heading_20_2" text:outline-level="2">The Purpose of If-Else Statements</text:h>
      <text:p text:style-name="Text_20_body">An if-else statement is a conditional construct that allows a program to decide whether a specific condition is true or false. When a condition is met (true), the program executes a block of code; if it is not met (false), it executes an alternative block. This structure is essential for scenarios where a binary choice must be made.</text:p>
      <text:h text:style-name="Heading_20_3" text:outline-level="3">Example Use Case</text:h>
      <text:p text:style-name="Text_20_body">Imagine writing a program that checks if a user is old enough to access a restricted section of a website. The program can grant or deny access based on the user's age. Access is granted if the user is aged 18 or above; otherwise, access is denied.</text:p>
      <text:h text:style-name="Heading_20_3" text:outline-level="3">Syntax of If-Else Statements</text:h>
      <text:p text:style-name="Text_20_body">In C#, the syntax for an if-else statement looks like this:</text:p>
      <text:p text:style-name="P8"><text:span text:style-name="Variable">if (condition)</text:span></text:p>
      <text:p text:style-name="P8"><text:span text:style-name="Variable"><text:s/>{ </text:span>    <text:span text:style-name="Variable">// Code to execute if the condition is true </text:span></text:p>
      <text:p text:style-name="P8"><text:span text:style-name="Variable">} </text:span></text:p>
      <text:p text:style-name="P8"><text:span text:style-name="Variable">else </text:span></text:p>
      <text:p text:style-name="P8"><text:span text:style-name="Variable">{ </text:span>    <text:span text:style-name="Variable">// Code to execute if the condition is false</text:span></text:p>
      <text:p text:style-name="Text_20_body"><text:span text:style-name="Variable">}</text:span></text:p>
      <text:p text:style-name="Text_20_body">For example:</text:p>
      <text:p text:style-name="P8"><text:span text:style-name="Variable">int age = 18; </text:span></text:p>
      <text:p text:style-name="P8"><text:span text:style-name="Variable">if (age &gt;= 18) </text:span></text:p>
      <text:p text:style-name="P8"><text:span text:style-name="Variable">{ </text:span>    <text:span text:style-name="Variable">Console.WriteLine("Access granted."); </text:span></text:p>
      <text:p text:style-name="P8"><text:soft-page-break/><text:span text:style-name="Variable">} </text:span></text:p>
      <text:p text:style-name="P8"><text:span text:style-name="Variable">else </text:span></text:p>
      <text:p text:style-name="P8"><text:span text:style-name="Variable">{ </text:span></text:p>
      <text:p text:style-name="P8">    <text:span text:style-name="Variable">Console.WriteLine("Access denied."); </text:span></text:p>
      <text:p text:style-name="P8"><text:span text:style-name="Variable">}</text:span></text:p>
      <text:p text:style-name="Text_20_body">In this example, the program checks whether the age variable is 18 or older. If it is, the program prints "Access granted." If not, it prints "Access denied." This approach provides a simple way to handle decision-making based on a single condition.</text:p>
      <text:h text:style-name="Heading_20_2" text:outline-level="2">The Purpose of Switch Cases</text:h>
      <text:p text:style-name="Text_20_body">While if-else statements are effective for binary decisions, switch cases provide a more organized and readable way to handle multiple conditions. A switch statement evaluates a variable and executes different actions depending on its value. This is particularly useful when there are several possible outcomes.</text:p>
      <text:h text:style-name="Heading_20_3" text:outline-level="3">Example Use Case</text:h>
      <text:p text:style-name="Text_20_body">Consider a vending machine program that dispenses different drinks based on the button pressed by the user. Instead of using multiple if-else statements, a switch case can handle each button's action more efficiently.</text:p>
      <text:h text:style-name="Heading_20_3" text:outline-level="3">Syntax of Switch Cases</text:h>
      <text:p text:style-name="Text_20_body">The syntax for a switch case in C# is as follows:</text:p>
      <text:p text:style-name="P8"><text:span text:style-name="Variable">switch (variable) </text:span></text:p>
      <text:p text:style-name="P8"><text:span text:style-name="Variable">{ </text:span></text:p>
      <text:p text:style-name="P8">    <text:span text:style-name="Variable">case value1: </text:span></text:p>
      <text:p text:style-name="P8">        <text:span text:style-name="Variable">// Code to execute if variable == value1 </text:span></text:p>
      <text:p text:style-name="P8">        <text:span text:style-name="Variable">break; </text:span></text:p>
      <text:p text:style-name="P8">    <text:span text:style-name="Variable">case value2: </text:span></text:p>
      <text:p text:style-name="P8">        <text:span text:style-name="Variable">// Code to execute if variable == value2</text:span></text:p>
      <text:p text:style-name="P8">        <text:span text:style-name="Variable">break; </text:span></text:p>
      <text:p text:style-name="P8"><text:soft-page-break/>    <text:span text:style-name="Variable">default: </text:span></text:p>
      <text:p text:style-name="P8">        <text:span text:style-name="Variable">// Code to execute if variable matches none of the cases </text:span></text:p>
      <text:p text:style-name="P8">        <text:span text:style-name="Variable">break; </text:span></text:p>
      <text:p text:style-name="P8"><text:span text:style-name="Variable">}</text:span></text:p>
      <text:p text:style-name="Text_20_body">For example:</text:p>
      <text:p text:style-name="P8"><text:span text:style-name="Variable">string button = "Water"; </text:span></text:p>
      <text:p text:style-name="P8"><text:span text:style-name="Variable">switch (button) </text:span></text:p>
      <text:p text:style-name="P8"><text:span text:style-name="Variable">{ </text:span></text:p>
      <text:p text:style-name="P8">    <text:span text:style-name="Variable">case "Water": </text:span></text:p>
      <text:p text:style-name="P8">        <text:span text:style-name="Variable">Console.WriteLine("Dispensing water"); </text:span></text:p>
      <text:p text:style-name="P8">        <text:span text:style-name="Variable">break; </text:span></text:p>
      <text:p text:style-name="P8">    <text:span text:style-name="Variable">case "Soda": </text:span></text:p>
      <text:p text:style-name="P8">        <text:span text:style-name="Variable">Console.WriteLine("Dispensing soda"); </text:span></text:p>
      <text:p text:style-name="P8">        <text:span text:style-name="Variable">break; </text:span></text:p>
      <text:p text:style-name="P8">    <text:span text:style-name="Variable">default: </text:span></text:p>
      <text:p text:style-name="P8">        <text:span text:style-name="Variable">Console.WriteLine("Invalid option"); </text:span></text:p>
      <text:p text:style-name="P8">        <text:span text:style-name="Variable">break; </text:span></text:p>
      <text:p text:style-name="P8"><text:span text:style-name="Variable">}</text:span></text:p>
      <text:p text:style-name="Text_20_body">In this example, the program checks the value of the button variable. If it matches "Water," the program prints "Dispensing water." If it matches "Soda," it prints "Dispensing soda." If the value does not match any case, the default case is executed, printing "Invalid option." This structure makes the code more readable and organized compared to using multiple if-else statements.</text:p>
      <text:h text:style-name="Heading_20_2" text:outline-level="2">Applying If-Else Statements and Switch Cases to Solve Problems</text:h>
      <text:h text:style-name="Heading_20_3" text:outline-level="3">Using If-Else Statements for Binary Decisions</text:h>
      <text:p text:style-name="Text_20_body">If-else statements are best suited for scenarios where there are only two possible outcomes. For <text:soft-page-break/>example, a program might check if a student's grade is above or below a passing mark. Here’s how an if-else statement can be used to determine and print whether a student has passed:</text:p>
      <text:p text:style-name="P9"><text:span text:style-name="Variable">int grade = 55; </text:span></text:p>
      <text:p text:style-name="P9"><text:span text:style-name="Variable">if (grade &gt;= 50) </text:span></text:p>
      <text:p text:style-name="P9"><text:span text:style-name="Variable">{ </text:span></text:p>
      <text:p text:style-name="P9">    <text:span text:style-name="Variable">Console.WriteLine("Passed"); </text:span></text:p>
      <text:p text:style-name="P9"><text:span text:style-name="Variable">} </text:span></text:p>
      <text:p text:style-name="P9"><text:span text:style-name="Variable">else </text:span></text:p>
      <text:p text:style-name="P9"><text:span text:style-name="Variable">{ </text:span></text:p>
      <text:p text:style-name="P9">    <text:span text:style-name="Variable">Console.WriteLine("Failed"); </text:span></text:p>
      <text:p text:style-name="P9"><text:span text:style-name="Variable">}</text:span></text:p>
      <text:p text:style-name="Text_20_body">In this code, the program evaluates whether the grade variable is 50 or higher. If it is, "Passed" is printed; otherwise, "Failed" is printed. This approach provides a straightforward method for managing decisions that hinge on a single condition.</text:p>
      <text:h text:style-name="Heading_20_3" text:outline-level="3">Using Switch Cases for Multiple Conditions</text:h>
      <text:p text:style-name="Text_20_body">Switch cases are ideal for handling situations where a variable has several possible values, and each value requires a different response. For example, in a grading system that assigns a letter grade based on a student’s score, a switch case simplifies the decision-making process:</text:p>
      <text:p text:style-name="P9"><text:span text:style-name="Variable">int score = 85; </text:span></text:p>
      <text:p text:style-name="P9"><text:span text:style-name="Variable">switch (score / 10) </text:span></text:p>
      <text:p text:style-name="P9"><text:span text:style-name="Variable">{ </text:span>    <text:span text:style-name="Variable">case 10: </text:span></text:p>
      <text:p text:style-name="P9">    <text:span text:style-name="Variable">case 9: </text:span></text:p>
      <text:p text:style-name="P9">        <text:span text:style-name="Variable">Console.WriteLine("A"); </text:span></text:p>
      <text:p text:style-name="P9">        <text:span text:style-name="Variable">break; </text:span></text:p>
      <text:p text:style-name="P9">    <text:span text:style-name="Variable">case 8: </text:span></text:p>
      <text:p text:style-name="P9">        <text:span text:style-name="Variable">Console.WriteLine("B"); </text:span></text:p>
      <text:p text:style-name="P9">        <text:span text:style-name="Variable">break; </text:span></text:p>
      <text:p text:style-name="P9"><text:soft-page-break/>    <text:span text:style-name="Variable">case 7: </text:span></text:p>
      <text:p text:style-name="P9">        <text:span text:style-name="Variable">Console.WriteLine("C"); </text:span></text:p>
      <text:p text:style-name="P9">        <text:span text:style-name="Variable">break; </text:span></text:p>
      <text:p text:style-name="P9">    <text:span text:style-name="Variable">default: </text:span></text:p>
      <text:p text:style-name="P9">        <text:span text:style-name="Variable">Console.WriteLine("F"); </text:span></text:p>
      <text:p text:style-name="P9">        <text:span text:style-name="Variable">break; </text:span></text:p>
      <text:p text:style-name="P9"><text:span text:style-name="Variable">}</text:span></text:p>
      <text:p text:style-name="Text_20_body">Here, the program evaluates the result of dividing the score by 10. This helps determine which range the score falls into, assigning the appropriate grade from "A" to "F." The use of break statements ensures that once the correct case is matched, no other cases are checked. This method is efficient and clear, making it easier to manage multiple possible outcomes.</text:p>
      <text:h text:style-name="P1" text:outline-level="1">Practical Implementation of Control Structures</text:h>
      <text:p text:style-name="Text_20_body">This reading covers advanced uses of nested and chained <text:span text:style-name="Variable">if-else</text:span> statements, complex <text:span text:style-name="Variable">switch</text:span> statements, and their applications in real-world scenarios.</text:p>
      <text:h text:style-name="Heading_20_1" text:outline-level="1">Nested If-Else Statements</text:h>
      <text:p text:style-name="Text_20_body">Nested <text:span text:style-name="Variable">if-else</text:span> statements handle complex decisions by placing one <text:span text:style-name="Variable">if-else</text:span> inside another. This approach is useful when actions depend on multiple conditions. For example, a store may offer discounts based on the total purchase amount and customer membership. The program first checks the purchase amount; if it meets a threshold, it checks membership to apply an additional discount.</text:p>
      <text:p text:style-name="Text_20_body">However, overusing nested if-else statements can create difficult-to-maintain "spaghetti code." Use them only when necessary to manage dependent conditions.</text:p>
      <text:h text:style-name="Heading_20_1" text:outline-level="1">Chained If-Else Statements</text:h>
      <text:p text:style-name="Text_20_body">Chained <text:span text:style-name="Variable">if-else</text:span> statements are better suited for multiple mutually exclusive conditions. They check each condition sequentially, keeping the code readable and organized. For instance, a program that calculates shipping costs based on location first checks if the location is "local," then "domestic," and so on. This method is efficient when conditions are independent.</text:p>
      <text:h text:style-name="Heading_20_2" text:outline-level="2">Tips to Avoid Spaghetti Code:</text:h>
      <text:list xml:id="list2882655317" text:style-name="L1">
        <text:list-item>
          <text:p text:style-name="P10">Simplify conditions into smaller parts.</text:p>
        </text:list-item>
        <text:list-item>
          <text:p text:style-name="P10"><text:soft-page-break/>Encapsulate logic in functions.</text:p>
        </text:list-item>
        <text:list-item>
          <text:p text:style-name="P10">Add comments to explain the purpose of each condition.</text:p>
        </text:list-item>
      </text:list>
      <text:h text:style-name="Heading_20_1" text:outline-level="1">Complex Switch Statements</text:h>
      <text:p text:style-name="Text_20_body">Switch statements handle multiple conditions efficiently based on a single variable’s value, making them ideal for cases with many possible outcomes.</text:p>
      <text:h text:style-name="Heading_20_2" text:outline-level="2">Combining Multiple Cases</text:h>
      <text:p text:style-name="Text_20_body">When different cases require the same action, such as "Monday" and "Wednesday" sharing a food recommendation, they can be combined in a <text:span text:style-name="Variable">switch</text:span> statement to avoid redundancy:</text:p>
      <text:p text:style-name="P6">switch (day) {</text:p>
      <text:p text:style-name="P6"><text:s text:c="4"/>case "Monday":</text:p>
      <text:p text:style-name="P6"><text:s text:c="4"/>case "Wednesday":</text:p>
      <text:p text:style-name="P6"><text:s text:c="8"/>Console.WriteLine("Eat cereal");</text:p>
      <text:p text:style-name="P6"><text:s text:c="8"/>break;</text:p>
      <text:p text:style-name="P6">}</text:p>
      <text:p text:style-name="P6"/>
      <text:h text:style-name="P3" text:outline-level="2">Pattern Matching</text:h>
      <text:p text:style-name="Text_20_body">Switch statements can use pattern matching to handle inputs that meet specific criteria, such as checking if a string contains "jazz" or "rock" and responding accordingly.</text:p>
      <text:h text:style-name="Heading_20_2" text:outline-level="2">Default Case</text:h>
      <text:p text:style-name="Text_20_body">The default case manages any input that doesn’t match specified cases, ensuring the program handles unexpected values gracefully, such as applying standard shipping when no location matches predefined cases.</text:p>
      <text:h text:style-name="Heading_20_1" text:outline-level="1">Applications in Real-World Scenarios</text:h>
      <text:p text:style-name="Text_20_body">Control structures like <text:span text:style-name="Variable">if-else</text:span> statements and <text:span text:style-name="Variable">switch</text:span> cases are crucial for practical programming tasks:</text:p>
      <text:h text:style-name="Heading_20_2" text:outline-level="2">Inventory Management </text:h>
      <text:p text:style-name="Text_20_body">Use <text:span text:style-name="Variable">if-else</text:span> to decide whether to reorder a product based on stock levels:</text:p>
      <text:p text:style-name="P6">if (stockLevel &lt; reorderThreshold) {    </text:p>
      <text:p text:style-name="P6"><text:soft-page-break/><text:s text:c="4"/>reorderProduct();</text:p>
      <text:p text:style-name="P6">} else {</text:p>
      <text:p text:style-name="P6">    maintainCurrentStock();</text:p>
      <text:p text:style-name="P6">}</text:p>
      <text:p text:style-name="P6"/>
      <text:h text:style-name="P3" text:outline-level="2">Order Processing </text:h>
      <text:p text:style-name="Text_20_body">Use <text:span text:style-name="Variable">switch</text:span> to determine the shipping method based on customer location:</text:p>
      <text:p text:style-name="P6">switch (location) {</text:p>
      <text:p text:style-name="P6"><text:s text:c="4"/>case "local": </text:p>
      <text:p text:style-name="P6"><text:s text:c="8"/>applyLocalShipping(); </text:p>
      <text:p text:style-name="P6"><text:s text:c="8"/>break;</text:p>
      <text:p text:style-name="P6"><text:s text:c="4"/>case "domestic": </text:p>
      <text:p text:style-name="P6"><text:s text:c="8"/>applyDomesticShipping(); </text:p>
      <text:p text:style-name="P6"><text:s text:c="8"/>break;</text:p>
      <text:p text:style-name="P6"><text:s text:c="4"/>case "international": </text:p>
      <text:p text:style-name="P6"><text:s text:c="8"/>applyInternationalShipping(); </text:p>
      <text:p text:style-name="P6"><text:s text:c="8"/>break;</text:p>
      <text:p text:style-name="P6"><text:s text:c="4"/>default: </text:p>
      <text:p text:style-name="P6"><text:s text:c="8"/>applyStandardShipping(); </text:p>
      <text:p text:style-name="P6"><text:s text:c="8"/>break;</text:p>
      <text:p text:style-name="P6">}</text:p>
      <text:p text:style-name="P6"/>
      <text:h text:style-name="P3" text:outline-level="2">Discount Application</text:h>
      <text:p text:style-name="Text_20_body">Use nested <text:span text:style-name="Variable">if-else</text:span> to apply discounts based on purchase amount and membership:</text:p>
      <text:p text:style-name="P6">if (totalAmount &gt; 100) {</text:p>
      <text:p text:style-name="P6"><text:s text:c="4"/>if (isMember) applyMemberDiscount();</text:p>
      <text:p text:style-name="P6"><text:s text:c="4"/>else applyRegularDiscount();</text:p>
      <text:p text:style-name="P6">} else {</text:p>
      <text:p text:style-name="P6"><text:s text:c="4"/>applyNoDiscount();</text:p>
      <text:p text:style-name="P6">}</text:p>
      <text:p text:style-name="P6"/>
      <text:p text:style-name="P5">Acitivity – Implementing control structures</text:p>
      <text:p text:style-name="P5"/>
      <text:h text:style-name="P2" text:outline-level="1"><text:soft-page-break/>Full Example 1: Advanced If-Else Statements – Tax Calculation System</text:h>
      <text:h text:style-name="Heading_20_2" text:outline-level="2">Problem Statement:</text:h>
      <text:p text:style-name="Text_20_body">You are tasked with developing a tax calculation system. The program must calculate the tax rate based on the user's income and whether they are a resident or a non-resident. The tax rates are as follows:</text:p>
      <text:list xml:id="list980541568" text:style-name="L2">
        <text:list-item>
          <text:p text:style-name="P11">If the income is less than $50,000, residents are taxed at 10%, and non-residents at 15%.</text:p>
        </text:list-item>
        <text:list-item>
          <text:p text:style-name="P11">If the income is between $50,000 and $100,000, residents are taxed at 20%, and non-residents at 25%.</text:p>
        </text:list-item>
        <text:list-item>
          <text:p text:style-name="P11">If the income is over $100,000, residents are taxed at 30%, and non-residents at 35%.</text:p>
        </text:list-item>
      </text:list>
      <text:h text:style-name="Heading_20_2" text:outline-level="2">Step-by-Step Code Construction with Syntax Explanation:</text:h>
      <text:p text:style-name="Text_20_body"><text:span text:style-name="Strong_20_Emphasis">Step 1: Start with the Primary Condition</text:span></text:p>
      <text:p text:style-name="Text_20_body"><text:span text:style-name="Variable">if (income &lt; 50000) {</text:span></text:p>
      <text:p text:style-name="Text_20_body"><text:span text:style-name="Strong_20_Emphasis">Explanation:</text:span></text:p>
      <text:list xml:id="list2138297409" text:style-name="L3">
        <text:list-item>
          <text:p text:style-name="P12"><text:span text:style-name="Variable">if</text:span>: This is the basic if-statement that evaluates a condition. If the condition inside the parentheses is true, the code inside the block <text:span text:style-name="Variable">{}</text:span> will execute.</text:p>
        </text:list-item>
        <text:list-item>
          <text:p text:style-name="P12"><text:span text:style-name="Variable">income &lt; 50000</text:span>: This is a <text:span text:style-name="Strong_20_Emphasis">comparison operator</text:span>. It checks whether the value of <text:span text:style-name="Variable">income</text:span> is less than 50,000. If this condition is true, it moves to the next step inside the block.</text:p>
        </text:list-item>
        <text:list-item>
          <text:p text:style-name="P12"><text:span text:style-name="Variable">{ }</text:span>: Curly braces enclose the block of code that runs when the condition is true.</text:p>
        </text:list-item>
      </text:list>
      <text:p text:style-name="Text_20_body">In this case, the condition is asking: "Is the income less than $50,000?"</text:p>
      <text:p text:style-name="Text_20_body"><text:span text:style-name="Strong_20_Emphasis">Step 2: Add Nested If-Else to Check Residency</text:span>     <text:span text:style-name="Variable">if (isResident) { </text:span>        <text:span text:style-name="Variable">taxRate = 0.10;  // 10% tax for residents </text:span>    <text:span text:style-name="Variable">} else { </text:span>        <text:span text:style-name="Variable">taxRate = 0.15;  // 15% tax for non-residents </text:span>    <text:span text:style-name="Variable">}</text:span></text:p>
      <text:p text:style-name="Text_20_body"><text:span text:style-name="Strong_20_Emphasis">Explanation:</text:span></text:p>
      <text:list xml:id="list1003206239" text:style-name="L4">
        <text:list-item>
          <text:p text:style-name="P13"><text:span text:style-name="Variable">isResident</text:span>: This is a <text:span text:style-name="Strong_20_Emphasis">boolean variable</text:span>. It holds either <text:span text:style-name="Variable">true</text:span> or <text:span text:style-name="Variable">false</text:span>. In this case, if the user is a resident, <text:span text:style-name="Variable">isResident</text:span> will be <text:span text:style-name="Variable">true</text:span>.</text:p>
        </text:list-item>
        <text:list-item>
          <text:p text:style-name="P13"><text:span text:style-name="Variable">if (isResident)</text:span>: We are checking if <text:span text:style-name="Variable">isResident</text:span> is <text:span text:style-name="Variable">true</text:span>. If it is, the tax rate for residents (10%) will be applied.</text:p>
        </text:list-item>
        <text:list-item>
          <text:p text:style-name="P13"><text:span text:style-name="Variable">taxRate</text:span><text:span text:style-name="Strong_20_Emphasis"> = 0.10;</text:span>: The equal sign = is the <text:span text:style-name="Strong_20_Emphasis">assignment operator</text:span>. It assigns the value <text:span text:style-name="Variable">0.10</text:span> (or 10%) to the variable <text:span text:style-name="Variable">taxRate</text:span>.</text:p>
        </text:list-item>
        <text:list-item>
          <text:p text:style-name="P13"><text:soft-page-break/><text:span text:style-name="Variable">else</text:span>: If the first condition (whether the user is a resident) is false, the program moves to the <text:span text:style-name="Variable">else</text:span> block and applies the non-resident tax rate of 15%.</text:p>
        </text:list-item>
        <text:list-item>
          <text:p text:style-name="P13"><text:span text:style-name="Variable">taxRate = 0.15;</text:span>: This assigns the value <text:span text:style-name="Variable">0.15</text:span> (or 15%) to <text:span text:style-name="Variable">taxRate</text:span> for non-residents.</text:p>
        </text:list-item>
        <text:list-item>
          <text:p text:style-name="P13">This structure lets the program decide between two outcomes: one for residents and another for non-residents.</text:p>
        </text:list-item>
      </text:list>
      <text:p text:style-name="Text_20_body"><text:span text:style-name="Strong_20_Emphasis">Step 3: Handle the Next Income Bracket</text:span></text:p>
      <text:p text:style-name="Text_20_body"><text:span text:style-name="Variable">} else if (income &gt;= 50000 &amp;&amp; income &lt;= 100000) { </text:span>    <text:span text:style-name="Variable">if (isResident) { </text:span>        <text:span text:style-name="Variable">taxRate = 0.20;  // 20% tax for residents </text:span>    <text:span text:style-name="Variable">} else { </text:span>        <text:span text:style-name="Variable">taxRate = 0.25;  // 25% tax for non-residents </text:span>    <text:span text:style-name="Variable">} }</text:span></text:p>
      <text:p text:style-name="Text_20_body"><text:span text:style-name="Strong_20_Emphasis">Explanation: </text:span></text:p>
      <text:list xml:id="list2652481108" text:style-name="L5">
        <text:list-item>
          <text:p text:style-name="P14"><text:span text:style-name="Variable">else if</text:span>: This keyword is used when we need to check another condition if the first <text:span text:style-name="Variable">if</text:span> condition is false. This means if the income is <text:span text:style-name="Strong_20_Emphasis">not</text:span> less than $50,000, the program will now check if the income is between $50,000 and $100,000.</text:p>
        </text:list-item>
        <text:list-item>
          <text:p text:style-name="P14"><text:span text:style-name="Variable">income &gt;= 50000 &amp;&amp; income &lt;= 100000</text:span>: This is a <text:span text:style-name="Strong_20_Emphasis">logical condition</text:span>. It uses the <text:span text:style-name="Strong_20_Emphasis">greater than or equal to</text:span> operator (<text:span text:style-name="Variable">&gt;=</text:span>) and the <text:span text:style-name="Strong_20_Emphasis">less than or equal to</text:span> operator (<text:span text:style-name="Variable">&lt;=</text:span>) to check if the income falls between $50,000 and $100,000. The <text:span text:style-name="Variable">&amp;&amp;</text:span> operator means both conditions must be true.</text:p>
        </text:list-item>
        <text:list-item>
          <text:p text:style-name="P14">The same logic is followed for checking residency inside this block:</text:p>
        </text:list-item>
        <text:list-item>
          <text:p text:style-name="P14"><text:span text:style-name="Variable">if (isResident)</text:span>: Checks if the user is a resident. If true, assign the resident tax rate of 20% using <text:span text:style-name="Variable">taxRate = 0.20</text:span>;.</text:p>
        </text:list-item>
        <text:list-item>
          <text:p text:style-name="P14"><text:span text:style-name="Variable">else</text:span>: If the user is not a resident, the program assigns the non-resident tax rate of 25% using <text:span text:style-name="Variable">taxRate = 0.25</text:span>;.</text:p>
        </text:list-item>
      </text:list>
      <text:p text:style-name="Text_20_body"><text:span text:style-name="Strong_20_Emphasis">Step 4: Handle the Final Income Bracket</text:span></text:p>
      <text:p text:style-name="Text_20_body"><text:span text:style-name="Variable">} else { </text:span>    <text:span text:style-name="Variable">if (isResident) { </text:span>        <text:span text:style-name="Variable">taxRate = 0.30;  // 30% tax for residents </text:span>    <text:span text:style-name="Variable">} else { </text:span>        <text:span text:style-name="Variable">taxRate = 0.35;  // 35% tax for non-residents </text:span>    <text:span text:style-name="Variable">} }</text:span></text:p>
      <text:p text:style-name="Text_20_body"><text:span text:style-name="Strong_20_Emphasis">Explanation:</text:span></text:p>
      <text:list xml:id="list1184950707" text:style-name="L6">
        <text:list-item>
          <text:p text:style-name="P15"><text:span text:style-name="Variable">else</text:span>: This is the <text:span text:style-name="Strong_20_Emphasis">final fallback</text:span> for the last possible outcome. It doesn't need a condition because, by process of elimination, it handles all income values that are above $100,000.</text:p>
        </text:list-item>
        <text:list-item>
          <text:p text:style-name="P15">We again nest an <text:span text:style-name="Variable">if-else</text:span> block to check for residency:</text:p>
        </text:list-item>
        <text:list-item>
          <text:p text:style-name="P15">If the user is a resident (<text:span text:style-name="Variable">isResident</text:span> is true), they will get a tax rate of 30%.</text:p>
        </text:list-item>
        <text:list-item>
          <text:p text:style-name="P15">If the user is not a resident (<text:span text:style-name="Variable">isResident</text:span> is false), they will get a tax rate of 35%.</text:p>
        </text:list-item>
      </text:list>
      <text:p text:style-name="Text_20_body"><text:soft-page-break/><text:span text:style-name="Strong_20_Emphasis">Step 5: Calculate and Print the Tax</text:span></text:p>
      <text:p text:style-name="Text_20_body"><text:span text:style-name="Variable">tax = income * taxRate; Console.WriteLine("The tax is: $" + tax);</text:span></text:p>
      <text:p text:style-name="Text_20_body"><text:span text:style-name="Strong_20_Emphasis">Explanation:</text:span></text:p>
      <text:list xml:id="list313530781" text:style-name="L7">
        <text:list-item>
          <text:p text:style-name="P16"><text:span text:style-name="Variable">tax = income * taxRate;</text:span>: This statement uses the <text:span text:style-name="Strong_20_Emphasis">multiplication operator</text:span> (<text:span text:style-name="Variable">*</text:span>) to calculate the tax by multiplying the user's income by the tax rate.</text:p>
        </text:list-item>
        <text:list-item>
          <text:p text:style-name="P16"><text:span text:style-name="Variable">System.Console.WriteLine</text:span>: This function prints output to the console. In this case, it prints the calculated tax with a message.</text:p>
        </text:list-item>
      </text:list>
      <text:p text:style-name="Text_20_body"><text:span text:style-name="Strong_20_Emphasis">Step 6: Run the code</text:span></text:p>
      <text:p text:style-name="Text_20_body">Now we have built the full code to work with the tax. If you would like to run the code below, visit <text:a xlink:type="simple" xlink:href="https://dotnetfiddle.net/Widget/CsConsCore" office:target-frame-name="_blank" xlink:show="new" text:style-name="Internet_20_link" text:visited-style-name="Visited_20_Internet_20_Link">Dot Net Fiddle</text:a>, delete the code on the page, paste the code below into the left hand side, and select run. Try different variations of Income and Residency to see how the code works. </text:p>
      <text:list xml:id="list1651533520" text:style-name="L8">
        <text:list-item>
          <text:p text:style-name="P17">Input 45000 and Yes, then select Run </text:p>
        </text:list-item>
        <text:list-item>
          <text:p text:style-name="P17">Input 75000 and No, then select Run</text:p>
        </text:list-item>
      </text:list>
      <text:p text:style-name="Text_20_body"><text:span text:style-name="Strong_20_Emphasis">User Input</text:span>: The program asks the user to input their income and whether they are a resident.</text:p>
      <text:list xml:id="list3773419153" text:style-name="L9">
        <text:list-item>
          <text:p text:style-name="P18"><text:span text:style-name="Variable">Console.ReadLine()</text:span>: Reads the user input as a string.</text:p>
        </text:list-item>
        <text:list-item>
          <text:p text:style-name="P18"><text:span text:style-name="Variable">Convert.ToDouble(Console.ReadLine())</text:span>: Converts the input string to a double, so we can perform numeric operations like multiplication.</text:p>
        </text:list-item>
        <text:list-item>
          <text:p text:style-name="P18"><text:span text:style-name="Variable">bool isResident = residentInput.ToLower() == "yes";</text:span>: Converts the user's "yes" or "no" input into a boolean value.</text:p>
        </text:list-item>
      </text:list>
      <text:p text:style-name="Text_20_body"><text:span text:style-name="Strong_20_Emphasis">Logic Execution</text:span>: The logic remains the same as before, but now the values come from the user.</text:p>
      <text:p text:style-name="P7">using System;</text:p>
      <text:p text:style-name="P7"/>
      <text:p text:style-name="P7">public class Program {</text:p>
      <text:p text:style-name="P7"><text:s text:c="3"/>public static void Main() {</text:p>
      <text:p text:style-name="P7"><text:s text:c="8"/>// Step 1: Prompt the user for input</text:p>
      <text:p text:style-name="P7"><text:s text:c="8"/>Console.WriteLine("Enter your income:");</text:p>
      <text:p text:style-name="P7"><text:s text:c="8"/>double income = Convert.ToDouble(Console.ReadLine());</text:p>
      <text:p text:style-name="P7"/>
      <text:p text:style-name="P7"><text:s text:c="8"/>Console.WriteLine("Are you a resident? (yes/no):");</text:p>
      <text:p text:style-name="P7"><text:s text:c="8"/>string residentInput = Console.ReadLine();</text:p>
      <text:p text:style-name="P7"><text:s text:c="8"/>bool isResident = residentInput.ToLower() == "yes";</text:p>
      <text:p text:style-name="P7"><text:soft-page-break/></text:p>
      <text:p text:style-name="P7"><text:s text:c="8"/>double taxRate = 0;</text:p>
      <text:p text:style-name="P7"><text:s text:c="8"/>double tax;</text:p>
      <text:p text:style-name="P7"/>
      <text:p text:style-name="P7"><text:s text:c="8"/>// Step 2: Use advanced if-else statements to calculate tax</text:p>
      <text:p text:style-name="P7"><text:s text:c="8"/>if (income &lt; 50000) {</text:p>
      <text:p text:style-name="P7"><text:s text:c="12"/>if (isResident) {</text:p>
      <text:p text:style-name="P7"><text:s text:c="16"/>taxRate = 0.10; <text:s/>// 10% tax for residents</text:p>
      <text:p text:style-name="P7"><text:s text:c="12"/>} else {</text:p>
      <text:p text:style-name="P7"><text:s text:c="16"/>taxRate = 0.15; <text:s/>// 15% tax for non-residents</text:p>
      <text:p text:style-name="P7"><text:s text:c="12"/>}</text:p>
      <text:p text:style-name="P7"><text:s text:c="8"/>} else if (income &gt;= 50000 &amp;&amp; income &lt;= 100000) {</text:p>
      <text:p text:style-name="P7"><text:s text:c="12"/>if (isResident) {</text:p>
      <text:p text:style-name="P7"><text:s text:c="16"/>taxRate = 0.20; <text:s/>// 20% tax for residents</text:p>
      <text:p text:style-name="P7"><text:s text:c="12"/>} else {</text:p>
      <text:p text:style-name="P7"><text:s text:c="16"/>taxRate = 0.25; <text:s/>// 25% tax for non-residents</text:p>
      <text:p text:style-name="P7"><text:s text:c="12"/>}</text:p>
      <text:p text:style-name="P7"><text:s text:c="8"/>} else {</text:p>
      <text:p text:style-name="P7"><text:s text:c="12"/>if (isResident) {</text:p>
      <text:p text:style-name="P7"><text:s text:c="16"/>taxRate = 0.30; <text:s/>// 30% tax for residents</text:p>
      <text:p text:style-name="P7"><text:s text:c="12"/>} else {</text:p>
      <text:p text:style-name="P7"><text:s text:c="16"/>taxRate = 0.35; <text:s/>// 35% tax for non-residents</text:p>
      <text:p text:style-name="P7"><text:s text:c="12"/>}</text:p>
      <text:p text:style-name="P7"><text:s text:c="8"/>}</text:p>
      <text:p text:style-name="P7"/>
      <text:p text:style-name="P7"><text:s text:c="8"/>// Step 3: Calculate and print the tax</text:p>
      <text:p text:style-name="P7"><text:s text:c="8"/>tax = income * taxRate;</text:p>
      <text:p text:style-name="P7"><text:s text:c="8"/>Console.WriteLine("The tax is: $" + tax);</text:p>
      <text:p text:style-name="P7"><text:s text:c="4"/>}</text:p>
      <text:p text:style-name="P7">}</text:p>
      <text:p text:style-name="P7"/>
      <text:h text:style-name="P2" text:outline-level="1">Full Example 2: Complex Switch Cases – Phone Plan Selector</text:h>
      <text:h text:style-name="Heading_20_2" text:outline-level="2">Problem Statement:</text:h>
      <text:p text:style-name="Text_20_body">You are developing a program to help users choose a phone plan based on the amount of data they want and whether they need international calling. The available plans are:</text:p>
      <text:list xml:id="list2009283517" text:style-name="L10">
        <text:list-item>
          <text:p text:style-name="P19"><text:span text:style-name="Strong_20_Emphasis">Basic Plan</text:span>: 2GB of data, no international calling.</text:p>
        </text:list-item>
        <text:list-item>
          <text:p text:style-name="P19"><text:soft-page-break/><text:span text:style-name="Strong_20_Emphasis">Standard Plan</text:span>: 5GB of data, no international calling.</text:p>
        </text:list-item>
        <text:list-item>
          <text:p text:style-name="P19"><text:span text:style-name="Strong_20_Emphasis">Premium Plan</text:span>: 10GB of data, with international calling.</text:p>
        </text:list-item>
        <text:list-item>
          <text:p text:style-name="P19"><text:span text:style-name="Strong_20_Emphasis">Elite Plan</text:span>: Unlimited data, with international calling.</text:p>
        </text:list-item>
      </text:list>
      <text:h text:style-name="Heading_20_2" text:outline-level="2">Step-by-Step Code Construction with Syntax Explanation:</text:h>
      <text:p text:style-name="Text_20_body"><text:span text:style-name="Strong_20_Emphasis">Step 1: Start with a Switch Based on Data Usage</text:span></text:p>
      <text:p text:style-name="Text_20_body"><text:span text:style-name="Variable">switch (dataNeeds) {</text:span></text:p>
      <text:p text:style-name="Text_20_body"><text:span text:style-name="Strong_20_Emphasis">Explanation:</text:span></text:p>
      <text:list xml:id="list2891741350" text:style-name="L11">
        <text:list-item>
          <text:p text:style-name="P20"><text:span text:style-name="Variable">switch (dataNeeds)</text:span>: The <text:span text:style-name="Variable">switch</text:span> statement evaluates a single variable (in this case, <text:span text:style-name="Variable">dataNeeds</text:span>). The program compares the value of dataNeeds against a series of case labels.</text:p>
        </text:list-item>
        <text:list-item>
          <text:p text:style-name="P20"><text:span text:style-name="Variable">dataNeeds</text:span>: This variable stores the amount of data the user is requesting. The switch will compare this value to the available plan options.</text:p>
        </text:list-item>
      </text:list>
      <text:p text:style-name="Text_20_body"><text:span text:style-name="Strong_20_Emphasis">Step 2: Add Cases to Handle Data Ranges</text:span>      <text:span text:style-name="Variable">case 2: </text:span>        <text:span text:style-name="Variable">plan = "Basic Plan"; </text:span>         <text:span text:style-name="Variable">break;</text:span></text:p>
      <text:p text:style-name="Text_20_body"><text:span text:style-name="Strong_20_Emphasis">Explanation:</text:span></text:p>
      <text:list xml:id="list2977320100" text:style-name="L12">
        <text:list-item>
          <text:p text:style-name="P21"><text:span text:style-name="Variable">case  2</text:span>: This <text:span text:style-name="Variable">case</text:span> checks if the user requested 2GB of data. If this is true, the code in this block executes.</text:p>
        </text:list-item>
        <text:list-item>
          <text:p text:style-name="P21"><text:span text:style-name="Variable">plan = "Basic Plan";</text:span>: This assigns the string <text:span text:style-name="Variable">"Basic Plan"</text:span> to the variable <text:span text:style-name="Variable">plan</text:span>. It means that the user qualifies for the Basic Plan.</text:p>
        </text:list-item>
        <text:list-item>
          <text:p text:style-name="P21"><text:span text:style-name="Variable">break;</text:span>: This tells the program to exit the switch statement after executing this case. Without <text:span text:style-name="Variable">break</text:span>, the program would continue to check the other cases, which is unnecessary once the correct plan is found.</text:p>
        </text:list-item>
      </text:list>
      <text:p text:style-name="Text_20_body">    <text:span text:style-name="Variable">case 5:</text:span>          <text:span text:style-name="Variable">plan = "Standard Plan";</text:span>            <text:span text:style-name="Variable">break;</text:span></text:p>
      <text:p text:style-name="Text_20_body"><text:span text:style-name="Strong_20_Emphasis">Explanation:</text:span></text:p>
      <text:list xml:id="list3495255385" text:style-name="L13">
        <text:list-item>
          <text:p text:style-name="P22"><text:span text:style-name="Variable">case 5</text:span>: This checks if the user requested 5GB of data. If this is true, the user is assigned the Standard Plan.</text:p>
        </text:list-item>
      </text:list>
      <text:p text:style-name="Text_20_body"><text:span text:style-name="Strong_20_Emphasis">Step 3: Handle Premium and Unlimited Plans</text:span></text:p>
      <text:p text:style-name="Text_20_body">   <text:span text:style-name="Variable">case 10: </text:span>        <text:span text:style-name="Variable">if (wantsInternationalCalling) { </text:span>            <text:span text:style-name="Variable">plan = "Premium Plan"; </text:span>        <text:span text:style-name="Variable">} else { </text:span>            <text:span text:style-name="Variable">plan = "Standard Plan"; </text:span>        <text:span text:style-name="Variable">} </text:span>        <text:span text:style-name="Variable">break;</text:span></text:p>
      <text:p text:style-name="Text_20_body"><text:span text:style-name="Strong_20_Emphasis">Explanation:</text:span></text:p>
      <text:list xml:id="list435727152" text:style-name="L14">
        <text:list-item>
          <text:p text:style-name="P23"><text:soft-page-break/><text:span text:style-name="Variable">case 10</text:span>: This checks if the data requested is 10GB</text:p>
        </text:list-item>
        <text:list-item>
          <text:p text:style-name="P23"><text:span text:style-name="Variable">if (wantsInternationalCalling)</text:span>: Inside this case, we use an <text:span text:style-name="Variable">if</text:span> statement to check if the user wants international calling. If true, they get the <text:span text:style-name="Strong_20_Emphasis">Premium Plan</text:span>.</text:p>
        </text:list-item>
        <text:list-item>
          <text:p text:style-name="P23"><text:span text:style-name="Variable">else</text:span>: If the user does not want international calling, they are assigned the <text:span text:style-name="Strong_20_Emphasis">Standard Plan</text:span>.</text:p>
        </text:list-item>
        <text:list-item>
          <text:p text:style-name="P23">The <text:span text:style-name="Variable">break;</text:span> statement exits the switch once the correct plan is selected.</text:p>
        </text:list-item>
      </text:list>
      <text:p text:style-name="Text_20_body">    <text:span text:style-name="Variable">case -1: </text:span>        <text:span text:style-name="Variable">plan = "Unlimited Plan"; </text:span>        <text:span text:style-name="Variable">break;</text:span></text:p>
      <text:p text:style-name="Text_20_body"><text:span text:style-name="Strong_20_Emphasis">Explanation:</text:span></text:p>
      <text:list xml:id="list242162881" text:style-name="L15">
        <text:list-item>
          <text:p text:style-name="P24"><text:span text:style-name="Variable">case -1</text:span>: Here, -1 is a placeholder to represent “unlimited” data. If the user requests unlimited data, they are assigned the Elite Plan.</text:p>
        </text:list-item>
        <text:list-item>
          <text:p text:style-name="P24"><text:span text:style-name="Variable">break</text:span>: Exits the switch after assigning the Unlimited Plan.</text:p>
        </text:list-item>
      </text:list>
      <text:p text:style-name="Text_20_body"><text:span text:style-name="Strong_20_Emphasis">Step 4: Default Case</text:span></text:p>
      <text:p text:style-name="Text_20_body">    <text:span text:style-name="Variable">default: </text:span>        <text:span text:style-name="Variable">plan = "Invalid data request"; </text:span>        <text:span text:style-name="Variable">break; }</text:span></text:p>
      <text:p text:style-name="Text_20_body"><text:span text:style-name="Strong_20_Emphasis">Explanation:</text:span></text:p>
      <text:list xml:id="list3433636227" text:style-name="L16">
        <text:list-item>
          <text:p text:style-name="P25"><text:span text:style-name="Variable">default</text:span>: The <text:span text:style-name="Strong_20_Emphasis">default case</text:span> acts as a fallback. If none of the other cases are true, this block will run. Here, it assigns <text:span text:style-name="Variable">"Invalid data request”</text:span> to <text:span text:style-name="Variable">plan</text:span>.</text:p>
        </text:list-item>
        <text:list-item>
          <text:p text:style-name="P25"><text:span text:style-name="Variable">break</text:span>: Exits the switch statement after the default case.</text:p>
        </text:list-item>
      </text:list>
      <text:p text:style-name="Text_20_body"><text:span text:style-name="Strong_20_Emphasis">Step 5: Run the code</text:span></text:p>
      <text:p text:style-name="Text_20_body">Now we have built the full code to work with the tax. If you would like to run the code below, visit <text:a xlink:type="simple" xlink:href="https://dotnetfiddle.net/Widget/CsConsCore" office:target-frame-name="_blank" xlink:show="new" text:style-name="Internet_20_link" text:visited-style-name="Visited_20_Internet_20_Link">Dot Net Fiddle</text:a>, delete existing code in the left-hand panel, paste the code below, and select run.</text:p>
      <text:p text:style-name="Text_20_body"><text:span text:style-name="Strong_20_Emphasis">User Input</text:span>: The program asks the user to enter their data usage (in GB) and whether they want international calling.</text:p>
      <text:list xml:id="list4005912161" text:style-name="L17">
        <text:list-item>
          <text:p text:style-name="P26"><text:span text:style-name="Variable">Convert.ToDouble(Console.ReadLine())</text:span>: Converts the input string into a numeric value (double) to perform conditional checks.</text:p>
        </text:list-item>
        <text:list-item>
          <text:p text:style-name="P26"><text:span text:style-name="Variable">bool wantsInternationalCalling = intlCallingInput.ToLower() == "yes";</text:span>: Converts the user’s input into a boolean value to check for international calling.</text:p>
        </text:list-item>
      </text:list>
      <text:p text:style-name="Text_20_body"><text:span text:style-name="Strong_20_Emphasis">Switch Case Logic</text:span>: The switch evaluates the data usage entered by the user and selects the appropriate phone plan. Nested if-else checks whether the user wants international calling for specific plans.</text:p>
      <text:p text:style-name="Text_20_body"><text:soft-page-break/><text:line-break/>using System;</text:p>
      <text:p text:style-name="Text_20_body"/>
      <text:p text:style-name="Text_20_body">public class Program {</text:p>
      <text:p text:style-name="Text_20_body"><text:s text:c="3"/>public static void Main() {</text:p>
      <text:p text:style-name="Text_20_body"><text:s text:c="8"/>// Step 1: Prompt the user for input</text:p>
      <text:p text:style-name="Text_20_body"><text:s text:c="8"/>Console.WriteLine("Enter your data usage (in GB):");</text:p>
      <text:p text:style-name="Text_20_body"><text:s text:c="8"/>double dataUsage = Convert.ToDouble(Console.ReadLine());</text:p>
      <text:p text:style-name="Text_20_body"/>
      <text:p text:style-name="Text_20_body"><text:s text:c="8"/>Console.WriteLine("Do you want international calling? (yes/no):");</text:p>
      <text:p text:style-name="Text_20_body"><text:s text:c="8"/>string intlCallingInput = Console.ReadLine();</text:p>
      <text:p text:style-name="Text_20_body"><text:s text:c="8"/>bool wantsInternationalCalling = intlCallingInput.ToLower() == "yes";</text:p>
      <text:p text:style-name="Text_20_body"/>
      <text:p text:style-name="Text_20_body"><text:s text:c="8"/>string plan = "";</text:p>
      <text:p text:style-name="Text_20_body"/>
      <text:p text:style-name="Text_20_body"><text:s text:c="8"/>// Step 2: Use switch statement to select the plan</text:p>
      <text:p text:style-name="Text_20_body"><text:s text:c="8"/>switch (dataUsage) {</text:p>
      <text:p text:style-name="Text_20_body"><text:s text:c="12"/>case 2:</text:p>
      <text:p text:style-name="Text_20_body"><text:s text:c="16"/>plan = "Basic Plan";</text:p>
      <text:p text:style-name="Text_20_body"><text:s text:c="16"/>Console.WriteLine("You are choosing the Basic Plan");</text:p>
      <text:p text:style-name="Text_20_body"><text:s text:c="16"/>break;</text:p>
      <text:p text:style-name="Text_20_body"><text:s text:c="12"/>case 5:</text:p>
      <text:p text:style-name="Text_20_body"><text:s text:c="16"/>plan = "Standard Plan";</text:p>
      <text:p text:style-name="Text_20_body"><text:s text:c="16"/>Console.WriteLine("You are choosing the Standard Plan");</text:p>
      <text:p text:style-name="Text_20_body"><text:s text:c="16"/>break;</text:p>
      <text:p text:style-name="Text_20_body"><text:soft-page-break/></text:p>
      <text:p text:style-name="Text_20_body"><text:s text:c="12"/>case 10:</text:p>
      <text:p text:style-name="Text_20_body"><text:s text:c="16"/>if (wantsInternationalCalling) {</text:p>
      <text:p text:style-name="Text_20_body"><text:s text:c="20"/>plan = "Premium Plan";</text:p>
      <text:p text:style-name="Text_20_body"><text:s text:c="20"/>Console.WriteLine("You are choosing the Premium Plan with International Calling");</text:p>
      <text:p text:style-name="Text_20_body"><text:s text:c="16"/>} else {</text:p>
      <text:p text:style-name="Text_20_body"><text:s text:c="20"/>plan = "Standard Plan";</text:p>
      <text:p text:style-name="Text_20_body"><text:s text:c="20"/>Console.WriteLine("You are choosing the Standard Plan");</text:p>
      <text:p text:style-name="Text_20_body"><text:s text:c="16"/>}</text:p>
      <text:p text:style-name="Text_20_body"><text:s text:c="16"/>break;</text:p>
      <text:p text:style-name="Text_20_body"/>
      <text:p text:style-name="Text_20_body"><text:s text:c="12"/>case -1:</text:p>
      <text:p text:style-name="Text_20_body"><text:s text:c="16"/>plan = "Unlimited Plan";</text:p>
      <text:p text:style-name="Text_20_body"><text:s text:c="16"/>Console.WriteLine("You are choosing the Unlimited Plan with International Calling");</text:p>
      <text:p text:style-name="Text_20_body"><text:s text:c="16"/>break;</text:p>
      <text:p text:style-name="Text_20_body"/>
      <text:p text:style-name="Text_20_body"><text:s text:c="12"/>default:</text:p>
      <text:p text:style-name="Text_20_body"><text:s text:c="16"/>Console.WriteLine("Invalid data request");</text:p>
      <text:p text:style-name="Text_20_body"><text:s text:c="16"/>break;</text:p>
      <text:p text:style-name="Text_20_body"><text:s text:c="8"/>}</text:p>
      <text:p text:style-name="Text_20_body"><text:s text:c="4"/>}</text:p>
      <text:p text:style-name="Text_20_bod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5T08:45:50.916000000</dc:date>
    <meta:editing-duration>PT25M38S</meta:editing-duration>
    <meta:editing-cycles>3</meta:editing-cycles>
    <meta:generator>LibreOffice/7.3.4.2$Windows_X86_64 LibreOffice_project/728fec16bd5f605073805c3c9e7c4212a0120dc5</meta:generator>
    <meta:document-statistic meta:table-count="0" meta:image-count="0" meta:object-count="0" meta:page-count="15" meta:paragraph-count="318" meta:word-count="2989" meta:character-count="19692" meta:non-whitespace-character-count="15595"/>
  </office:meta>
</office:document-meta>
</file>